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ヒラギノ角ゴ ProN W3" svg:font-family="'ヒラギノ角ゴ ProN W3'"/>
    <style:font-face style:name="ヒラギノ角ゴ ProN W6" svg:font-family="'ヒラギノ角ゴ ProN W6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3.23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3.239cm"/>
    </style:style>
    <style:style style:name="co8" style:family="table-column">
      <style:table-column-properties fo:break-before="auto" style:column-width="3.037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3.198cm"/>
    </style:style>
    <style:style style:name="ro1" style:family="table-row">
      <style:table-row-properties style:row-height="0.915cm" fo:break-before="auto" style:use-optimal-row-height="false"/>
    </style:style>
    <style:style style:name="ro2" style:family="table-row">
      <style:table-row-properties style:row-height="0.646cm" fo:break-before="auto" style:use-optimal-row-height="false"/>
    </style:style>
    <style:style style:name="ro3" style:family="table-row">
      <style:table-row-properties style:row-height="0.811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ro5" style:family="table-row">
      <style:table-row-properties style:row-height="2.762cm" fo:break-before="auto" style:use-optimal-row-height="false"/>
    </style:style>
    <style:style style:name="ta1" style:family="table" style:master-page-name="PageStyle_5f_年度">
      <style:table-properties table:display="true" style:writing-mode="lr-tb"/>
    </style:style>
    <style:style style:name="ta2" style:family="table" style:master-page-name="PageStyle_5f_総勘定元帳">
      <style:table-properties table:display="true" style:writing-mode="lr-tb"/>
    </style:style>
    <style:style style:name="ta3" style:family="table" style:master-page-name="PageStyle_5f_合計">
      <style:table-properties table:display="true" style:writing-mode="lr-tb"/>
    </style:style>
    <style:style style:name="ta4" style:family="table" style:master-page-name="PageStyle_5f_貸借対照表">
      <style:table-properties table:display="true" style:writing-mode="lr-tb"/>
    </style:style>
    <style:style style:name="ta5" style:family="table" style:master-page-name="PageStyle_5f_月ごと売上">
      <style:table-properties table:display="true" style:writing-mode="lr-tb"/>
    </style:style>
    <style:style style:name="ta6" style:family="table" style:master-page-name="PageStyle_5f_月ごと費用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a5a5a5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3f3f3f" fo:background-color="#bdc0bf" style:diagonal-bl-tr="none" style:diagonal-tl-br="none" style:text-align-source="value-type" style:repeat-content="false" fo:wrap-option="wrap" fo:border-left="0.74pt solid #a5a5a5" style:direction="ltr" fo:padding="0.071c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a5a5a5" style:direction="ltr" fo:padding="0.071c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wrap" fo:border="0.74pt solid #a5a5a5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8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a5a5a5" style:direction="ltr" fo:padding="0.071c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0.74pt solid #a5a5a5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a5a5a5" style:direction="ltr" fo:padding="0.071c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3f3f3f" fo:background-color="#bdc0bf" style:diagonal-bl-tr="none" style:diagonal-tl-br="none" style:text-align-source="value-type" style:repeat-content="false" fo:wrap-option="wrap" fo:border-left="0.74pt solid #a5a5a5" style:direction="ltr" fo:padding="0.071c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  <style:map style:condition="cell-content()=&quot;TRUE&quot;" style:apply-style-name="Excel_5f_CondFormat_5f_2_5f_1_5f_1" style:base-cell-address="総勘定元帳.G2"/>
      <style:map style:condition="cell-content()=&quot;FALSE&quot;" style:apply-style-name="Excel_5f_CondFormat_5f_2_5f_1_5f_2" style:base-cell-address="総勘定元帳.G2"/>
    </style:style>
    <style:style style:name="ce12" style:family="table-cell" style:parent-style-name="Default" style:data-style-name="N99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a5a5a5" style:direction="ltr" fo:padding="0.071c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  <style:map style:condition="cell-content()=&quot;TRUE&quot;" style:apply-style-name="Excel_5f_CondFormat_5f_2_5f_1_5f_1" style:base-cell-address="総勘定元帳.G2"/>
      <style:map style:condition="cell-content()=&quot;FALSE&quot;" style:apply-style-name="Excel_5f_CondFormat_5f_2_5f_1_5f_2" style:base-cell-address="総勘定元帳.G2"/>
    </style:style>
    <style:style style:name="ce13" style:family="table-cell" style:parent-style-name="Default" style:data-style-name="N0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a5a5a5" style:direction="ltr" fo:padding="0.071c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a5a5a5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071cm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071cm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18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3f3f3f" style:direction="ltr" fo:padding="0.071c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年度" table:style-name="ta1">
        <office:forms form:automatic-focus="false" form:apply-design-mode="false"/>
        <table:table-column table:style-name="co1" table:number-columns-repeated="256" table:default-cell-style-name="ce3"/>
        <table:table-row table:style-name="ro1">
          <table:table-cell table:style-name="ce1" office:value-type="string" calcext:value-type="string">
            <text:p>年度</text:p>
          </table:table-cell>
          <table:table-cell table:number-columns-repeated="255"/>
        </table:table-row>
        <table:table-row table:style-name="ro2">
          <table:table-cell table:style-name="ce2" office:value-type="string" calcext:value-type="string">
            <text:p>2301/事業所得</text:p>
          </table:table-cell>
          <table:table-cell table:number-columns-repeated="255"/>
        </table:table-row>
        <table:table-row table:style-name="ro3" table:number-rows-repeated="104857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総勘定元帳" table:style-name="ta2">
        <office:forms form:automatic-focus="false" form:apply-design-mode="false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248" table:default-cell-style-name="ce3"/>
        <table:table-row table:style-name="ro1">
          <table:table-cell table:style-name="ce4" office:value-type="string" calcext:value-type="string" table:number-columns-spanned="8" table:number-rows-spanned="1">
            <text:p>総勘定元帳</text:p>
          </table:table-cell>
          <table:covered-table-cell table:number-columns-repeated="7" table:style-name="ce1"/>
          <table:table-cell table:number-columns-repeated="248"/>
        </table:table-row>
        <table:table-row table:style-name="ro4">
          <table:table-cell table:style-name="ce5" office:value-type="string" calcext:value-type="string">
            <text:p>日付</text:p>
          </table:table-cell>
          <table:table-cell table:style-name="ce5" office:value-type="string" calcext:value-type="string">
            <text:p>貸方</text:p>
          </table:table-cell>
          <table:table-cell table:style-name="ce5" office:value-type="string" calcext:value-type="string">
            <text:p>貸方区分</text:p>
          </table:table-cell>
          <table:table-cell table:style-name="ce5" office:value-type="string" calcext:value-type="string">
            <text:p>借方</text:p>
          </table:table-cell>
          <table:table-cell table:style-name="ce5" office:value-type="string" calcext:value-type="string">
            <text:p>借方区分</text:p>
          </table:table-cell>
          <table:table-cell table:style-name="ce5" office:value-type="string" calcext:value-type="string">
            <text:p>概要</text:p>
          </table:table-cell>
          <table:table-cell table:style-name="ce11" office:value-type="string" calcext:value-type="string">
            <text:p>CHECK</text:p>
          </table:table-cell>
          <table:table-cell table:style-name="ce5" office:value-type="string" calcext:value-type="string">
            <text:p>月</text:p>
          </table:table-cell>
          <table:table-cell table:number-columns-repeated="248"/>
        </table:table-row>
        <table:table-row table:style-name="ro4">
          <table:table-cell table:style-name="ce6" office:value-type="date" office:date-value="2301-01-01" calcext:value-type="date">
            <text:p>2301/01/01</text:p>
          </table:table-cell>
          <table:table-cell table:style-name="ce8" office:value-type="currency" office:currency="¥" office:value="1000000" calcext:value-type="currency">
            <text:p>¥1,000,000</text:p>
          </table:table-cell>
          <table:table-cell table:style-name="ce10" office:value-type="string" calcext:value-type="string">
            <text:p>売上</text:p>
          </table:table-cell>
          <table:table-cell table:style-name="ce8" office:value-type="currency" office:currency="¥" office:value="1000000" calcext:value-type="currency">
            <text:p>¥1,000,000</text:p>
          </table:table-cell>
          <table:table-cell table:style-name="ce10" office:value-type="string" calcext:value-type="string">
            <text:p>預金</text:p>
          </table:table-cell>
          <table:table-cell table:style-name="ce10" office:value-type="string" calcext:value-type="string">
            <text:p>あああ</text:p>
          </table:table-cell>
          <table:table-cell table:style-name="ce12" table:formula="of:=AND(NOT(ISBLANK([.B3]));NOT(ISBLANK([.C3]));NOT(ISERROR(MATCH([.C3];[$合計.A$1:.A$1048576];0)));NOT(ISBLANK([.D3]));NOT(ISBLANK([.E3]));NOT(ISERROR(MATCH([.E3];[$合計.C$1:.C$1048576];0))))" office:value-type="boolean" office:boolean-value="true" calcext:value-type="boolean">
            <text:p>TRUE</text:p>
          </table:table-cell>
          <table:table-cell table:style-name="ce13" table:formula="of:=MONTH([.$A3])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7" office:value-type="date" office:date-value="2301-02-02" calcext:value-type="date">
            <text:p>2301/02/02</text:p>
          </table:table-cell>
          <table:table-cell table:style-name="ce9" office:value-type="currency" office:currency="¥" office:value="1000" calcext:value-type="currency">
            <text:p>¥1,000</text:p>
          </table:table-cell>
          <table:table-cell table:style-name="ce2" office:value-type="string" calcext:value-type="string">
            <text:p>預金</text:p>
          </table:table-cell>
          <table:table-cell table:style-name="ce9" office:value-type="currency" office:currency="¥" office:value="1000" calcext:value-type="currency">
            <text:p>¥1,000</text:p>
          </table:table-cell>
          <table:table-cell table:style-name="ce2" office:value-type="string" calcext:value-type="string">
            <text:p>交通費</text:p>
          </table:table-cell>
          <table:table-cell table:style-name="ce2" office:value-type="string" calcext:value-type="string">
            <text:p>いいい</text:p>
          </table:table-cell>
          <table:table-cell table:style-name="ce12" table:formula="of:=AND(NOT(ISBLANK([.B4]));NOT(ISBLANK([.C4]));NOT(ISERROR(MATCH([.C4];[$合計.A$1:.A$1048576];0)));NOT(ISBLANK([.D4]));NOT(ISBLANK([.E4]));NOT(ISERROR(MATCH([.E4];[$合計.C$1:.C$1048576];0))))" office:value-type="boolean" office:boolean-value="true" calcext:value-type="boolean">
            <text:p>TRUE</text:p>
          </table:table-cell>
          <table:table-cell table:style-name="ce13" table:formula="of:=MONTH([.$A4])"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7" office:value-type="date" office:date-value="2301-03-03" calcext:value-type="date">
            <text:p>2301/03/03</text:p>
          </table:table-cell>
          <table:table-cell table:style-name="ce9" office:value-type="currency" office:currency="¥" office:value="30000" calcext:value-type="currency">
            <text:p>¥30,000</text:p>
          </table:table-cell>
          <table:table-cell table:style-name="ce2" office:value-type="string" calcext:value-type="string">
            <text:p>現金</text:p>
          </table:table-cell>
          <table:table-cell table:style-name="ce9" office:value-type="currency" office:currency="¥" office:value="30000" calcext:value-type="currency">
            <text:p>¥30,000</text:p>
          </table:table-cell>
          <table:table-cell table:style-name="ce2" office:value-type="string" calcext:value-type="string">
            <text:p>消耗品費</text:p>
          </table:table-cell>
          <table:table-cell table:style-name="ce2" office:value-type="string" calcext:value-type="string">
            <text:p>ううう</text:p>
          </table:table-cell>
          <table:table-cell table:style-name="ce12" table:formula="of:=AND(NOT(ISBLANK([.B5]));NOT(ISBLANK([.C5]));NOT(ISERROR(MATCH([.C5];[$合計.A$1:.A$1048576];0)));NOT(ISBLANK([.D5]));NOT(ISBLANK([.E5]));NOT(ISERROR(MATCH([.E5];[$合計.C$1:.C$1048576];0))))" office:value-type="boolean" office:boolean-value="true" calcext:value-type="boolean">
            <text:p>TRUE</text:p>
          </table:table-cell>
          <table:table-cell table:style-name="ce13" table:formula="of:=MONTH([.$A5])" office:value-type="float" office:value="3" calcext:value-type="float">
            <text:p>3</text:p>
          </table:table-cell>
          <table:table-cell table:number-columns-repeated="248"/>
        </table:table-row>
        <table:table-row table:style-name="ro2">
          <table:table-cell table:style-name="ce7" office:value-type="date" office:date-value="2301-08-08" calcext:value-type="date">
            <text:p>2301/08/08</text:p>
          </table:table-cell>
          <table:table-cell table:style-name="ce9" office:value-type="currency" office:currency="¥" office:value="200000" calcext:value-type="currency">
            <text:p>¥200,000</text:p>
          </table:table-cell>
          <table:table-cell table:style-name="ce2" office:value-type="string" calcext:value-type="string">
            <text:p>預金</text:p>
          </table:table-cell>
          <table:table-cell table:style-name="ce9" office:value-type="currency" office:currency="¥" office:value="200000" calcext:value-type="currency">
            <text:p>¥200,000</text:p>
          </table:table-cell>
          <table:table-cell table:style-name="ce2" office:value-type="string" calcext:value-type="string">
            <text:p>機材</text:p>
          </table:table-cell>
          <table:table-cell table:style-name="ce2" office:value-type="string" calcext:value-type="string">
            <text:p>えええ</text:p>
          </table:table-cell>
          <table:table-cell table:style-name="ce12" table:formula="of:=AND(NOT(ISBLANK([.B6]));NOT(ISBLANK([.C6]));NOT(ISERROR(MATCH([.C6];[$合計.A$1:.A$1048576];0)));NOT(ISBLANK([.D6]));NOT(ISBLANK([.E6]));NOT(ISERROR(MATCH([.E6];[$合計.C$1:.C$1048576];0))))" office:value-type="boolean" office:boolean-value="true" calcext:value-type="boolean">
            <text:p>TRUE</text:p>
          </table:table-cell>
          <table:table-cell table:style-name="ce13" table:formula="of:=MONTH([.$A6])" office:value-type="float" office:value="8" calcext:value-type="float">
            <text:p>8</text:p>
          </table:table-cell>
          <table:table-cell table:number-columns-repeated="248"/>
        </table:table-row>
        <table:table-row table:style-name="ro5">
          <table:table-cell table:style-name="ce7" office:value-type="date" office:date-value="2301-12-31" calcext:value-type="date">
            <text:p>2301/12/31</text:p>
          </table:table-cell>
          <table:table-cell table:style-name="ce9" office:value-type="currency" office:currency="¥" office:value="33333" calcext:value-type="currency">
            <text:p>¥33,333</text:p>
          </table:table-cell>
          <table:table-cell table:style-name="ce2" office:value-type="string" calcext:value-type="string">
            <text:p>機材</text:p>
          </table:table-cell>
          <table:table-cell table:style-name="ce9" office:value-type="currency" office:currency="¥" office:value="33333" calcext:value-type="currency">
            <text:p>¥33,333</text:p>
          </table:table-cell>
          <table:table-cell table:style-name="ce2" office:value-type="string" calcext:value-type="string">
            <text:p>減価償却費</text:p>
          </table:table-cell>
          <table:table-cell table:style-name="ce2" office:value-type="string" calcext:value-type="string">
            <text:p>えええ関連</text:p>
            <text:p>１年目33,333</text:p>
            <text:p>２年目83,333</text:p>
            <text:p>３年目41,667</text:p>
            <text:p>４年目41,666</text:p>
          </table:table-cell>
          <table:table-cell table:style-name="ce12" table:formula="of:=AND(NOT(ISBLANK([.B7]));NOT(ISBLANK([.C7]));NOT(ISERROR(MATCH([.C7];[$合計.A$1:.A$1048576];0)));NOT(ISBLANK([.D7]));NOT(ISBLANK([.E7]));NOT(ISERROR(MATCH([.E7];[$合計.C$1:.C$1048576];0))))" office:value-type="boolean" office:boolean-value="true" calcext:value-type="boolean">
            <text:p>TRUE</text:p>
          </table:table-cell>
          <table:table-cell table:style-name="ce13" table:formula="of:=MONTH([.$A7])" office:value-type="float" office:value="12" calcext:value-type="float">
            <text:p>12</text:p>
          </table:table-cell>
          <table:table-cell table:number-columns-repeated="248"/>
        </table:table-row>
        <table:table-row table:style-name="ro3" table:number-rows-repeated="104856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総勘定元帳.G2:総勘定元帳.G7">
            <calcext:condition calcext:apply-style-name="Excel_CondFormat_2_1_1" calcext:value="=&quot;TRUE&quot;" calcext:base-cell-address="総勘定元帳.G2"/>
            <calcext:condition calcext:apply-style-name="Excel_CondFormat_2_1_2" calcext:value="=&quot;FALSE&quot;" calcext:base-cell-address="総勘定元帳.G2"/>
          </calcext:conditional-format>
        </calcext:conditional-formats>
      </table:table>
      <table:table table:name="合計" table:style-name="ta3">
        <office:forms form:automatic-focus="false" form:apply-design-mode="false"/>
        <table:table-column table:style-name="co7" table:number-columns-repeated="6" table:default-cell-style-name="ce3"/>
        <table:table-column table:style-name="co1" table:number-columns-repeated="250" table:default-cell-style-name="ce3"/>
        <table:table-row table:style-name="ro1">
          <table:table-cell table:style-name="ce4" office:value-type="string" calcext:value-type="string" table:number-columns-spanned="6" table:number-rows-spanned="1">
            <text:p>合計</text:p>
          </table:table-cell>
          <table:covered-table-cell table:number-columns-repeated="5" table:style-name="ce1"/>
          <table:table-cell table:number-columns-repeated="250"/>
        </table:table-row>
        <table:table-row table:style-name="ro4">
          <table:table-cell table:style-name="ce5" office:value-type="string" calcext:value-type="string">
            <text:p>貸方区分</text:p>
          </table:table-cell>
          <table:table-cell table:style-name="ce5" office:value-type="string" calcext:value-type="string">
            <text:p>合計金額</text:p>
          </table:table-cell>
          <table:table-cell table:style-name="ce5" office:value-type="string" calcext:value-type="string">
            <text:p>借方区分</text:p>
          </table:table-cell>
          <table:table-cell table:style-name="ce5" office:value-type="string" calcext:value-type="string">
            <text:p>合計金額</text:p>
          </table:table-cell>
          <table:table-cell table:style-name="ce5" office:value-type="string" calcext:value-type="string">
            <text:p>貸方合計</text:p>
          </table:table-cell>
          <table:table-cell table:style-name="ce5" office:value-type="string" calcext:value-type="string">
            <text:p>借方合計</text:p>
          </table:table-cell>
          <table:table-cell table:number-columns-repeated="250"/>
        </table:table-row>
        <table:table-row table:style-name="ro4">
          <table:table-cell table:style-name="ce10" office:value-type="string" calcext:value-type="string">
            <text:p>預金</text:p>
          </table:table-cell>
          <table:table-cell table:style-name="ce8" table:formula="of:=IF(NOT(ISBLANK([.A3]));SUMIF([$総勘定元帳.C$1:.C$1048576];[.A3];[$総勘定元帳.B$1:.B$1048576]);&quot;&quot;)" office:value-type="currency" office:currency="¥" office:value="201000" calcext:value-type="currency">
            <text:p>¥201,000</text:p>
          </table:table-cell>
          <table:table-cell table:style-name="ce10" office:value-type="string" calcext:value-type="string">
            <text:p>預金</text:p>
          </table:table-cell>
          <table:table-cell table:style-name="ce8" table:formula="of:=IF(NOT(ISBLANK([.C3]));SUMIF([$総勘定元帳.E$1:.E$1048576];[.C3];[$総勘定元帳.D$1:.D$1048576]);&quot;&quot;)" office:value-type="currency" office:currency="¥" office:value="1000000" calcext:value-type="currency">
            <text:p>¥1,000,000</text:p>
          </table:table-cell>
          <table:table-cell table:style-name="ce8" table:formula="of:=SUM([.B$1:.B$1048576])" office:value-type="currency" office:currency="¥" office:value="1264333" calcext:value-type="currency">
            <text:p>¥1,264,333</text:p>
          </table:table-cell>
          <table:table-cell table:style-name="ce8" table:formula="of:=SUM([.D$1:.D$1048576])" office:value-type="currency" office:currency="¥" office:value="1264333" calcext:value-type="currency">
            <text:p>¥1,264,333</text:p>
          </table:table-cell>
          <table:table-cell table:number-columns-repeated="250"/>
        </table:table-row>
        <table:table-row table:style-name="ro2">
          <table:table-cell table:style-name="ce2" office:value-type="string" calcext:value-type="string">
            <text:p>現金</text:p>
          </table:table-cell>
          <table:table-cell table:style-name="ce8" table:formula="of:=IF(NOT(ISBLANK([.A4]));SUMIF([$総勘定元帳.C$1:.C$1048576];[.A4];[$総勘定元帳.B$1:.B$1048576]);&quot;&quot;)" office:value-type="currency" office:currency="¥" office:value="30000" calcext:value-type="currency">
            <text:p>¥30,000</text:p>
          </table:table-cell>
          <table:table-cell table:style-name="ce2" office:value-type="string" calcext:value-type="string">
            <text:p>現金</text:p>
          </table:table-cell>
          <table:table-cell table:style-name="ce8" table:formula="of:=IF(NOT(ISBLANK([.C4]));SUMIF([$総勘定元帳.E$1:.E$1048576];[.C4];[$総勘定元帳.D$1:.D$1048576]);&quot;&quot;)" office:value-type="currency" office:currency="¥" office:value="0" calcext:value-type="currency">
            <text:p>¥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機材</text:p>
          </table:table-cell>
          <table:table-cell table:style-name="ce8" table:formula="of:=IF(NOT(ISBLANK([.A5]));SUMIF([$総勘定元帳.C$1:.C$1048576];[.A5];[$総勘定元帳.B$1:.B$1048576]);&quot;&quot;)" office:value-type="currency" office:currency="¥" office:value="33333" calcext:value-type="currency">
            <text:p>¥33,333</text:p>
          </table:table-cell>
          <table:table-cell table:style-name="ce2" office:value-type="string" calcext:value-type="string">
            <text:p>機材</text:p>
          </table:table-cell>
          <table:table-cell table:style-name="ce8" table:formula="of:=IF(NOT(ISBLANK([.C5]));SUMIF([$総勘定元帳.E$1:.E$1048576];[.C5];[$総勘定元帳.D$1:.D$1048576]);&quot;&quot;)" office:value-type="currency" office:currency="¥" office:value="200000" calcext:value-type="currency">
            <text:p>¥200,00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仮想通貨</text:p>
          </table:table-cell>
          <table:table-cell table:style-name="ce8" table:formula="of:=IF(NOT(ISBLANK([.A6]));SUMIF([$総勘定元帳.C$1:.C$1048576];[.A6];[$総勘定元帳.B$1:.B$1048576]);&quot;&quot;)" office:value-type="currency" office:currency="¥" office:value="0" calcext:value-type="currency">
            <text:p>¥0</text:p>
          </table:table-cell>
          <table:table-cell table:style-name="ce2" office:value-type="string" calcext:value-type="string">
            <text:p>仮想通貨</text:p>
          </table:table-cell>
          <table:table-cell table:style-name="ce8" table:formula="of:=IF(NOT(ISBLANK([.C6]));SUMIF([$総勘定元帳.E$1:.E$1048576];[.C6];[$総勘定元帳.D$1:.D$1048576]);&quot;&quot;)" office:value-type="currency" office:currency="¥" office:value="0" calcext:value-type="currency">
            <text:p>¥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14"/>
          <table:table-cell table:style-name="ce8" table:formula="of:=IF(NOT(ISBLANK([.A7]));SUMIF([$総勘定元帳.C$1:.C$1048576];[.A7];[$総勘定元帳.B$1:.B$1048576]);&quot;&quot;)">
            <text:p/>
          </table:table-cell>
          <table:table-cell table:style-name="ce14"/>
          <table:table-cell table:style-name="ce8" table:formula="of:=IF(NOT(ISBLANK([.C7]));SUMIF([$総勘定元帳.E$1:.E$1048576];[.C7];[$総勘定元帳.D$1:.D$1048576]);&quot;&quot;)">
            <text:p/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売上</text:p>
          </table:table-cell>
          <table:table-cell table:style-name="ce8" table:formula="of:=IF(NOT(ISBLANK([.A8]));SUMIF([$総勘定元帳.C$1:.C$1048576];[.A8];[$総勘定元帳.B$1:.B$1048576]);&quot;&quot;)" office:value-type="currency" office:currency="¥" office:value="1000000" calcext:value-type="currency">
            <text:p>¥1,000,000</text:p>
          </table:table-cell>
          <table:table-cell table:style-name="ce2" office:value-type="string" calcext:value-type="string">
            <text:p>通信費</text:p>
          </table:table-cell>
          <table:table-cell table:style-name="ce8" table:formula="of:=IF(NOT(ISBLANK([.C8]));SUMIF([$総勘定元帳.E$1:.E$1048576];[.C8];[$総勘定元帳.D$1:.D$1048576]);&quot;&quot;)" office:value-type="currency" office:currency="¥" office:value="0" calcext:value-type="currency">
            <text:p>¥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9"/>
          <table:table-cell table:style-name="ce8" table:formula="of:=IF(NOT(ISBLANK([.A9]));SUMIF([$総勘定元帳.C$1:.C$1048576];[.A9];[$総勘定元帳.B$1:.B$1048576]);&quot;&quot;)">
            <text:p/>
          </table:table-cell>
          <table:table-cell table:style-name="ce2" office:value-type="string" calcext:value-type="string">
            <text:p>外注費</text:p>
          </table:table-cell>
          <table:table-cell table:style-name="ce8" table:formula="of:=IF(NOT(ISBLANK([.C9]));SUMIF([$総勘定元帳.E$1:.E$1048576];[.C9];[$総勘定元帳.D$1:.D$1048576]);&quot;&quot;)" office:value-type="currency" office:currency="¥" office:value="0" calcext:value-type="currency">
            <text:p>¥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9"/>
          <table:table-cell table:style-name="ce8" table:formula="of:=IF(NOT(ISBLANK([.A10]));SUMIF([$総勘定元帳.C$1:.C$1048576];[.A10];[$総勘定元帳.B$1:.B$1048576]);&quot;&quot;)">
            <text:p/>
          </table:table-cell>
          <table:table-cell table:style-name="ce2" office:value-type="string" calcext:value-type="string">
            <text:p>消耗品費</text:p>
          </table:table-cell>
          <table:table-cell table:style-name="ce8" table:formula="of:=IF(NOT(ISBLANK([.C10]));SUMIF([$総勘定元帳.E$1:.E$1048576];[.C10];[$総勘定元帳.D$1:.D$1048576]);&quot;&quot;)" office:value-type="currency" office:currency="¥" office:value="30000" calcext:value-type="currency">
            <text:p>¥30,00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9"/>
          <table:table-cell table:style-name="ce8" table:formula="of:=IF(NOT(ISBLANK([.A11]));SUMIF([$総勘定元帳.C$1:.C$1048576];[.A11];[$総勘定元帳.B$1:.B$1048576]);&quot;&quot;)">
            <text:p/>
          </table:table-cell>
          <table:table-cell table:style-name="ce2" office:value-type="string" calcext:value-type="string">
            <text:p>交通費</text:p>
          </table:table-cell>
          <table:table-cell table:style-name="ce8" table:formula="of:=IF(NOT(ISBLANK([.C11]));SUMIF([$総勘定元帳.E$1:.E$1048576];[.C11];[$総勘定元帳.D$1:.D$1048576]);&quot;&quot;)" office:value-type="currency" office:currency="¥" office:value="1000" calcext:value-type="currency">
            <text:p>¥1,00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9"/>
          <table:table-cell table:style-name="ce8" table:formula="of:=IF(NOT(ISBLANK([.A12]));SUMIF([$総勘定元帳.C$1:.C$1048576];[.A12];[$総勘定元帳.B$1:.B$1048576]);&quot;&quot;)">
            <text:p/>
          </table:table-cell>
          <table:table-cell table:style-name="ce2" office:value-type="string" calcext:value-type="string">
            <text:p>公租賦課費</text:p>
          </table:table-cell>
          <table:table-cell table:style-name="ce8" table:formula="of:=IF(NOT(ISBLANK([.C12]));SUMIF([$総勘定元帳.E$1:.E$1048576];[.C12];[$総勘定元帳.D$1:.D$1048576]);&quot;&quot;)" office:value-type="currency" office:currency="¥" office:value="0" calcext:value-type="currency">
            <text:p>¥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9"/>
          <table:table-cell table:style-name="ce8" table:formula="of:=IF(NOT(ISBLANK([.A13]));SUMIF([$総勘定元帳.C$1:.C$1048576];[.A13];[$総勘定元帳.B$1:.B$1048576]);&quot;&quot;)">
            <text:p/>
          </table:table-cell>
          <table:table-cell table:style-name="ce2" office:value-type="string" calcext:value-type="string">
            <text:p>雑費</text:p>
          </table:table-cell>
          <table:table-cell table:style-name="ce8" table:formula="of:=IF(NOT(ISBLANK([.C13]));SUMIF([$総勘定元帳.E$1:.E$1048576];[.C13];[$総勘定元帳.D$1:.D$1048576]);&quot;&quot;)" office:value-type="currency" office:currency="¥" office:value="0" calcext:value-type="currency">
            <text:p>¥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9"/>
          <table:table-cell table:style-name="ce8" table:formula="of:=IF(NOT(ISBLANK([.A14]));SUMIF([$総勘定元帳.C$1:.C$1048576];[.A14];[$総勘定元帳.B$1:.B$1048576]);&quot;&quot;)">
            <text:p/>
          </table:table-cell>
          <table:table-cell table:style-name="ce2" office:value-type="string" calcext:value-type="string">
            <text:p>機材費</text:p>
          </table:table-cell>
          <table:table-cell table:style-name="ce8" table:formula="of:=IF(NOT(ISBLANK([.C14]));SUMIF([$総勘定元帳.E$1:.E$1048576];[.C14];[$総勘定元帳.D$1:.D$1048576]);&quot;&quot;)" office:value-type="currency" office:currency="¥" office:value="0" calcext:value-type="currency">
            <text:p>¥0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9"/>
          <table:table-cell table:style-name="ce8" table:formula="of:=IF(NOT(ISBLANK([.A15]));SUMIF([$総勘定元帳.C$1:.C$1048576];[.A15];[$総勘定元帳.B$1:.B$1048576]);&quot;&quot;)">
            <text:p/>
          </table:table-cell>
          <table:table-cell table:style-name="ce2" office:value-type="string" calcext:value-type="string">
            <text:p>減価償却費</text:p>
          </table:table-cell>
          <table:table-cell table:style-name="ce8" table:formula="of:=IF(NOT(ISBLANK([.C15]));SUMIF([$総勘定元帳.E$1:.E$1048576];[.C15];[$総勘定元帳.D$1:.D$1048576]);&quot;&quot;)" office:value-type="currency" office:currency="¥" office:value="33333" calcext:value-type="currency">
            <text:p>¥33,333</text:p>
          </table:table-cell>
          <table:table-cell table:style-name="ce9" table:number-columns-repeated="2"/>
          <table:table-cell table:number-columns-repeated="250"/>
        </table:table-row>
        <table:table-row table:style-name="ro3" table:number-rows-repeated="104856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貸借対照表" table:style-name="ta4">
        <office:forms form:automatic-focus="false" form:apply-design-mode="false"/>
        <table:table-column table:style-name="co8" table:number-columns-repeated="8" table:default-cell-style-name="ce3"/>
        <table:table-column table:style-name="co1" table:number-columns-repeated="248" table:default-cell-style-name="ce3"/>
        <table:table-row table:style-name="ro1">
          <table:table-cell table:style-name="ce4" office:value-type="string" calcext:value-type="string" table:number-columns-spanned="8" table:number-rows-spanned="1">
            <text:p>貸借対照表</text:p>
          </table:table-cell>
          <table:covered-table-cell table:number-columns-repeated="7" table:style-name="ce1"/>
          <table:table-cell table:number-columns-repeated="248"/>
        </table:table-row>
        <table:table-row table:style-name="ro4">
          <table:table-cell table:style-name="ce5" office:value-type="string" calcext:value-type="string">
            <text:p>資産</text:p>
          </table:table-cell>
          <table:table-cell table:style-name="ce5" office:value-type="string" calcext:value-type="string">
            <text:p>期首</text:p>
          </table:table-cell>
          <table:table-cell table:style-name="ce5" office:value-type="string" calcext:value-type="string">
            <text:p>期末</text:p>
          </table:table-cell>
          <table:table-cell table:style-name="ce5" office:value-type="string" calcext:value-type="string">
            <text:p>負債・資本</text:p>
          </table:table-cell>
          <table:table-cell table:style-name="ce5" office:value-type="string" calcext:value-type="string">
            <text:p>期首</text:p>
          </table:table-cell>
          <table:table-cell table:style-name="ce5" office:value-type="string" calcext:value-type="string">
            <text:p>期末</text:p>
          </table:table-cell>
          <table:table-cell table:style-name="ce5" office:value-type="string" calcext:value-type="string">
            <text:p>合計種別</text:p>
          </table:table-cell>
          <table:table-cell table:style-name="ce5" office:value-type="string" calcext:value-type="string">
            <text:p>合計値</text:p>
          </table:table-cell>
          <table:table-cell table:number-columns-repeated="248"/>
        </table:table-row>
        <table:table-row table:style-name="ro4">
          <table:table-cell table:style-name="ce10" office:value-type="string" calcext:value-type="string">
            <text:p>預金</text:p>
          </table:table-cell>
          <table:table-cell table:style-name="ce8" office:value-type="currency" office:currency="¥" office:value="66000" calcext:value-type="currency">
            <text:p>¥66,000</text:p>
          </table:table-cell>
          <table:table-cell table:style-name="ce8" table:formula="of:=[.B3]-SUMIF([$合計.A$1:.A$1048576];[.A3];[$合計.B$1:.B$1048576])+SUMIF([$合計.C$1:.C$1048576];[.A3];[$合計.D$1:.D$1048576])" office:value-type="currency" office:currency="¥" office:value="865000" calcext:value-type="currency">
            <text:p>¥865,000</text:p>
          </table:table-cell>
          <table:table-cell table:style-name="ce10" office:value-type="string" calcext:value-type="string">
            <text:p>元入金</text:p>
          </table:table-cell>
          <table:table-cell table:style-name="ce8" table:formula="of:=SUM([.B$1:.B$1048576])" office:value-type="currency" office:currency="¥" office:value="666000" calcext:value-type="currency">
            <text:p>¥666,000</text:p>
          </table:table-cell>
          <table:table-cell table:style-name="ce8" table:formula="of:=[.E3]" office:value-type="currency" office:currency="¥" office:value="666000" calcext:value-type="currency">
            <text:p>¥666,000</text:p>
          </table:table-cell>
          <table:table-cell table:style-name="ce10" office:value-type="string" calcext:value-type="string">
            <text:p>資産 - 期首</text:p>
          </table:table-cell>
          <table:table-cell table:style-name="ce8" table:formula="of:=SUM([.B$1:.B$1048576])" office:value-type="currency" office:currency="¥" office:value="666000" calcext:value-type="currency">
            <text:p>¥666,000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現金</text:p>
          </table:table-cell>
          <table:table-cell table:style-name="ce9" office:value-type="currency" office:currency="¥" office:value="600000" calcext:value-type="currency">
            <text:p>¥600,000</text:p>
          </table:table-cell>
          <table:table-cell table:style-name="ce8" table:formula="of:=[.B4]-SUMIF([$合計.A$1:.A$1048576];[.A4];[$合計.B$1:.B$1048576])+SUMIF([$合計.C$1:.C$1048576];[.A4];[$合計.D$1:.D$1048576])" office:value-type="currency" office:currency="¥" office:value="570000" calcext:value-type="currency">
            <text:p>¥570,000</text:p>
          </table:table-cell>
          <table:table-cell table:style-name="ce2" office:value-type="string" calcext:value-type="string">
            <text:p>利益 / 損益</text:p>
          </table:table-cell>
          <table:table-cell table:style-name="ce9"/>
          <table:table-cell table:style-name="ce9" table:formula="of:=SUM([.C$1:.C$1048576])-SUM([.B$1:.B$1048576])" office:value-type="currency" office:currency="¥" office:value="935667" calcext:value-type="currency">
            <text:p>¥935,667</text:p>
          </table:table-cell>
          <table:table-cell table:style-name="ce2" office:value-type="string" calcext:value-type="string">
            <text:p>資産 - 期末</text:p>
          </table:table-cell>
          <table:table-cell table:style-name="ce9" table:formula="of:=SUM([.C$1:.C$1048576])" office:value-type="currency" office:currency="¥" office:value="1601667" calcext:value-type="currency">
            <text:p>¥1,601,667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機材</text:p>
          </table:table-cell>
          <table:table-cell table:style-name="ce9" office:value-type="currency" office:currency="¥" office:value="0" calcext:value-type="currency">
            <text:p>¥0</text:p>
          </table:table-cell>
          <table:table-cell table:style-name="ce8" table:formula="of:=[.B5]-SUMIF([$合計.A$1:.A$1048576];[.A5];[$合計.B$1:.B$1048576])+SUMIF([$合計.C$1:.C$1048576];[.A5];[$合計.D$1:.D$1048576])" office:value-type="currency" office:currency="¥" office:value="166667" calcext:value-type="currency">
            <text:p>¥166,667</text:p>
          </table:table-cell>
          <table:table-cell table:style-name="ce14"/>
          <table:table-cell table:style-name="ce9" table:number-columns-repeated="2"/>
          <table:table-cell table:style-name="ce2" office:value-type="string" calcext:value-type="string">
            <text:p>負債 - 期首</text:p>
          </table:table-cell>
          <table:table-cell table:style-name="ce9" table:formula="of:=SUM([.E$1:.E$1048576])" office:value-type="currency" office:currency="¥" office:value="666000" calcext:value-type="currency">
            <text:p>¥666,000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仮想通貨</text:p>
          </table:table-cell>
          <table:table-cell table:style-name="ce9" office:value-type="currency" office:currency="¥" office:value="0" calcext:value-type="currency">
            <text:p>¥0</text:p>
          </table:table-cell>
          <table:table-cell table:style-name="ce8" table:formula="of:=[.B6]-SUMIF([$合計.A$1:.A$1048576];[.A6];[$合計.B$1:.B$1048576])+SUMIF([$合計.C$1:.C$1048576];[.A6];[$合計.D$1:.D$1048576])" office:value-type="currency" office:currency="¥" office:value="0" calcext:value-type="currency">
            <text:p>¥0</text:p>
          </table:table-cell>
          <table:table-cell table:style-name="ce9" table:number-columns-repeated="3"/>
          <table:table-cell table:style-name="ce2" office:value-type="string" calcext:value-type="string">
            <text:p>負債 - 期末</text:p>
          </table:table-cell>
          <table:table-cell table:style-name="ce9" table:formula="of:=SUM([.F$1:.F$1048576])" office:value-type="currency" office:currency="¥" office:value="1601667" calcext:value-type="currency">
            <text:p>¥1,601,667</text:p>
          </table:table-cell>
          <table:table-cell table:number-columns-repeated="248"/>
        </table:table-row>
        <table:table-row table:style-name="ro3" table:number-rows-repeated="104856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月ごと売上" table:style-name="ta5">
        <office:forms form:automatic-focus="false" form:apply-design-mode="false"/>
        <table:table-column table:style-name="co9" table:number-columns-repeated="2" table:default-cell-style-name="ce3"/>
        <table:table-column table:style-name="co1" table:number-columns-repeated="254" table:default-cell-style-name="ce3"/>
        <table:table-row table:style-name="ro1">
          <table:table-cell table:style-name="ce4" office:value-type="string" calcext:value-type="string" table:number-columns-spanned="2" table:number-rows-spanned="1">
            <text:p>月ごと売上</text:p>
          </table:table-cell>
          <table:covered-table-cell table:style-name="ce1"/>
          <table:table-cell table:number-columns-repeated="254"/>
        </table:table-row>
        <table:table-row table:style-name="ro4">
          <table:table-cell table:style-name="ce5" office:value-type="string" calcext:value-type="string">
            <text:p>月</text:p>
          </table:table-cell>
          <table:table-cell table:style-name="ce5" office:value-type="string" calcext:value-type="string">
            <text:p>売上</text:p>
          </table:table-cell>
          <table:table-cell table:number-columns-repeated="254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7" table:formula="of:=SUMIFS([$総勘定元帳.B$1:.B$1048576];[$総勘定元帳.C$1:.C$1048576];[$合計.$A$8];[$総勘定元帳.H$1:.H$1048576];[.$A3])" office:value-type="currency" office:currency="¥" office:value="1000000" calcext:value-type="currency">
            <text:p>¥1,000,000</text:p>
          </table:table-cell>
          <table:table-cell table:number-columns-repeated="254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7" table:formula="of:=SUMIFS([$総勘定元帳.B$1:.B$1048576];[$総勘定元帳.C$1:.C$1048576];[$合計.$A$8];[$総勘定元帳.H$1:.H$1048576];[.$A4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7" table:formula="of:=SUMIFS([$総勘定元帳.B$1:.B$1048576];[$総勘定元帳.C$1:.C$1048576];[$合計.$A$8];[$総勘定元帳.H$1:.H$1048576];[.$A5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7" table:formula="of:=SUMIFS([$総勘定元帳.B$1:.B$1048576];[$総勘定元帳.C$1:.C$1048576];[$合計.$A$8];[$総勘定元帳.H$1:.H$1048576];[.$A6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17" table:formula="of:=SUMIFS([$総勘定元帳.B$1:.B$1048576];[$総勘定元帳.C$1:.C$1048576];[$合計.$A$8];[$総勘定元帳.H$1:.H$1048576];[.$A7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17" table:formula="of:=SUMIFS([$総勘定元帳.B$1:.B$1048576];[$総勘定元帳.C$1:.C$1048576];[$合計.$A$8];[$総勘定元帳.H$1:.H$1048576];[.$A8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17" table:formula="of:=SUMIFS([$総勘定元帳.B$1:.B$1048576];[$総勘定元帳.C$1:.C$1048576];[$合計.$A$8];[$総勘定元帳.H$1:.H$1048576];[.$A9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table:style-name="ce17" table:formula="of:=SUMIFS([$総勘定元帳.B$1:.B$1048576];[$総勘定元帳.C$1:.C$1048576];[$合計.$A$8];[$総勘定元帳.H$1:.H$1048576];[.$A10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17" table:formula="of:=SUMIFS([$総勘定元帳.B$1:.B$1048576];[$総勘定元帳.C$1:.C$1048576];[$合計.$A$8];[$総勘定元帳.H$1:.H$1048576];[.$A11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7" table:formula="of:=SUMIFS([$総勘定元帳.B$1:.B$1048576];[$総勘定元帳.C$1:.C$1048576];[$合計.$A$8];[$総勘定元帳.H$1:.H$1048576];[.$A12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17" table:formula="of:=SUMIFS([$総勘定元帳.B$1:.B$1048576];[$総勘定元帳.C$1:.C$1048576];[$合計.$A$8];[$総勘定元帳.H$1:.H$1048576];[.$A13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12" calcext:value-type="float">
            <text:p>12</text:p>
          </table:table-cell>
          <table:table-cell table:style-name="ce17" table:formula="of:=SUMIFS([$総勘定元帳.B$1:.B$1048576];[$総勘定元帳.C$1:.C$1048576];[$合計.$A$8];[$総勘定元帳.H$1:.H$1048576];[.$A14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月ごと費用" table:style-name="ta6">
        <office:forms form:automatic-focus="false" form:apply-design-mode="false"/>
        <table:table-column table:style-name="co10" table:number-columns-repeated="2" table:default-cell-style-name="ce3"/>
        <table:table-column table:style-name="co1" table:number-columns-repeated="254" table:default-cell-style-name="ce3"/>
        <table:table-row table:style-name="ro1">
          <table:table-cell table:style-name="ce4" office:value-type="string" calcext:value-type="string" table:number-columns-spanned="2" table:number-rows-spanned="1">
            <text:p>月ごと費用</text:p>
          </table:table-cell>
          <table:covered-table-cell table:style-name="ce1"/>
          <table:table-cell table:number-columns-repeated="254"/>
        </table:table-row>
        <table:table-row table:style-name="ro4">
          <table:table-cell table:style-name="ce5" office:value-type="string" calcext:value-type="string">
            <text:p>月</text:p>
          </table:table-cell>
          <table:table-cell table:style-name="ce5" office:value-type="string" calcext:value-type="string">
            <text:p>費用</text:p>
          </table:table-cell>
          <table:table-cell table:number-columns-repeated="254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7" table:formula="of:=SUMIFS([$総勘定元帳.D$1:.D$1048576];[$総勘定元帳.E$1:.E$1048576];&quot;*費&quot;;[$総勘定元帳.H$1:.H$1048576];[.$A3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7" table:formula="of:=SUMIFS([$総勘定元帳.D$1:.D$1048576];[$総勘定元帳.E$1:.E$1048576];&quot;*費&quot;;[$総勘定元帳.H$1:.H$1048576];[.$A4])" office:value-type="currency" office:currency="¥" office:value="1000" calcext:value-type="currency">
            <text:p>¥1,000</text:p>
          </table:table-cell>
          <table:table-cell table:number-columns-repeated="254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7" table:formula="of:=SUMIFS([$総勘定元帳.D$1:.D$1048576];[$総勘定元帳.E$1:.E$1048576];&quot;*費&quot;;[$総勘定元帳.H$1:.H$1048576];[.$A5])" office:value-type="currency" office:currency="¥" office:value="30000" calcext:value-type="currency">
            <text:p>¥30,000</text:p>
          </table:table-cell>
          <table:table-cell table:number-columns-repeated="254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7" table:formula="of:=SUMIFS([$総勘定元帳.D$1:.D$1048576];[$総勘定元帳.E$1:.E$1048576];&quot;*費&quot;;[$総勘定元帳.H$1:.H$1048576];[.$A6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17" table:formula="of:=SUMIFS([$総勘定元帳.D$1:.D$1048576];[$総勘定元帳.E$1:.E$1048576];&quot;*費&quot;;[$総勘定元帳.H$1:.H$1048576];[.$A7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17" table:formula="of:=SUMIFS([$総勘定元帳.D$1:.D$1048576];[$総勘定元帳.E$1:.E$1048576];&quot;*費&quot;;[$総勘定元帳.H$1:.H$1048576];[.$A8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17" table:formula="of:=SUMIFS([$総勘定元帳.D$1:.D$1048576];[$総勘定元帳.E$1:.E$1048576];&quot;*費&quot;;[$総勘定元帳.H$1:.H$1048576];[.$A9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table:style-name="ce17" table:formula="of:=SUMIFS([$総勘定元帳.D$1:.D$1048576];[$総勘定元帳.E$1:.E$1048576];&quot;*費&quot;;[$総勘定元帳.H$1:.H$1048576];[.$A10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17" table:formula="of:=SUMIFS([$総勘定元帳.D$1:.D$1048576];[$総勘定元帳.E$1:.E$1048576];&quot;*費&quot;;[$総勘定元帳.H$1:.H$1048576];[.$A11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7" table:formula="of:=SUMIFS([$総勘定元帳.D$1:.D$1048576];[$総勘定元帳.E$1:.E$1048576];&quot;*費&quot;;[$総勘定元帳.H$1:.H$1048576];[.$A12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17" table:formula="of:=SUMIFS([$総勘定元帳.D$1:.D$1048576];[$総勘定元帳.E$1:.E$1048576];&quot;*費&quot;;[$総勘定元帳.H$1:.H$1048576];[.$A13])" office:value-type="currency" office:currency="¥" office:value="0" calcext:value-type="currency">
            <text:p>¥0</text:p>
          </table:table-cell>
          <table:table-cell table:number-columns-repeated="254"/>
        </table:table-row>
        <table:table-row table:style-name="ro2">
          <table:table-cell table:style-name="ce16" office:value-type="float" office:value="12" calcext:value-type="float">
            <text:p>12</text:p>
          </table:table-cell>
          <table:table-cell table:style-name="ce17" table:formula="of:=SUMIFS([$総勘定元帳.D$1:.D$1048576];[$総勘定元帳.E$1:.E$1048576];&quot;*費&quot;;[$総勘定元帳.H$1:.H$1048576];[.$A14])" office:value-type="currency" office:currency="¥" office:value="33333" calcext:value-type="currency">
            <text:p>¥33,333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expression table:name="_xlfn_SUMIFS" table:base-cell-address="$年度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ヒラギノ角ゴ ProN W3" svg:font-family="'ヒラギノ角ゴ ProN W3'"/>
    <style:font-face style:name="ヒラギノ角ゴ ProN W6" svg:font-family="'ヒラギノ角ゴ ProN W6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">
      <number:currency-symbol number:language="ja" number:country="JP">¥</number:currency-symbol>
      <number:number number:decimal-places="0" number:min-decimal-places="0" number:min-integer-digits="1" number:grouping="true"/>
    </number:currency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currency-style>
    <number:currency-style style:name="N1011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currency-style>
    <number:currency-style style:name="N1012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currency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style:style style:name="Default" style:family="table-cell">
      <style:table-cell-properties fo:wrap-option="wrap" fo:padding="0.071cm" style:rotation-align="none" style:vertical-align="top"/>
      <style:text-properties fo:color="#000000" style:font-name="ヒラギノ角ゴ ProN W3" fo:font-family="'ヒラギノ角ゴ ProN W3'" style:font-name-asian="ヒラギノ角ゴ ProN W3" style:font-family-asian="'ヒラギノ角ゴ ProN W3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CondFormat_5f_2_5f_1_5f_1" style:display-name="Excel_CondFormat_2_1_1" style:family="table-cell" style:parent-style-name="Default">
      <style:table-cell-properties fo:background-color="#afe489"/>
      <style:text-properties fo:color="#000000"/>
    </style:style>
    <style:style style:name="Excel_5f_CondFormat_5f_2_5f_1_5f_2" style:display-name="Excel_CondFormat_2_1_2" style:family="table-cell" style:parent-style-name="Default">
      <style:table-cell-properties fo:background-color="#ff9781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0.635cm" fo:margin-left="2.54cm" fo:margin-right="2.54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44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年度" style:display-name="PageStyle_年度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総勘定元帳" style:display-name="PageStyle_総勘定元帳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合計" style:display-name="PageStyle_合計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貸借対照表" style:display-name="PageStyle_貸借対照表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月ごと売上" style:display-name="PageStyle_月ごと売上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月ごと費用" style:display-name="PageStyle_月ごと費用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4-24T01:40:29.461129847</dc:date>
    <meta:editing-duration>PT6M29S</meta:editing-duration>
    <meta:editing-cycles>11</meta:editing-cycles>
    <meta:generator>LibreOffice/7.0.3.1$MacOSX_X86_64 LibreOffice_project/d7547858d014d4cf69878db179d326fc3483e082</meta:generator>
    <meta:document-statistic meta:table-count="6" meta:cell-count="191" meta:object-count="0"/>
  </office:meta>
</office:document-meta>
</file>